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400000160C478025B81A70CE2.png" manifest:media-type="image/png"/>
  <manifest:file-entry manifest:full-path="Pictures/100002010000030F00000195383EB49A338FCB9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88cm" fo:min-width="0.938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28cm" svg:stroke-color="#0000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width="0.044cm" draw:stroke-linejoin="miter" draw:fill="solid" draw:fill-color="#0000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0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83cm"/>
    </style:style>
    <style:style style:name="gr10" style:family="graphic" style:parent-style-name="objectwithoutfill">
      <style:graphic-properties svg:stroke-width="0.028cm" svg:stroke-color="#000000" draw:marker-start-width="0.242cm" draw:marker-end="Arrow" draw:marker-end-width="0.093cm" draw:fill="none" draw:textarea-vertical-align="middle" fo:padding-top="0.139cm" fo:padding-bottom="0.139cm" fo:padding-left="0.264cm" fo:padding-right="0.264cm"/>
    </style:style>
    <style:style style:name="gr11" style:family="graphic" style:parent-style-name="objectwithoutfill">
      <style:graphic-properties svg:stroke-width="0.028cm" svg:stroke-color="#579835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2" style:family="graphic" style:parent-style-name="objectwithoutfill">
      <style:graphic-properties svg:stroke-width="0.028cm" svg:stroke-color="#ef413d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width="0.044cm" draw:stroke-linejoin="miter" draw:fill="solid" draw:fill-color="#579835"/>
    </style:style>
    <style:style style:name="gr14" style:family="graphic" style:parent-style-name="standard">
      <style:graphic-properties draw:stroke="none" svg:stroke-width="0.044cm" draw:stroke-linejoin="miter" draw:fill="solid" draw:fill-color="#ff0000"/>
    </style:style>
    <style:style style:name="gr15" style:family="graphic" style:parent-style-name="objectwithoutfill">
      <style:graphic-properties svg:stroke-width="0.035cm" svg:stroke-color="#000000" draw:marker-start-width="0.252cm" draw:marker-end="Arrow" draw:marker-end-width="0.103cm" draw:fill="none" draw:textarea-vertical-align="middle" fo:padding-top="0.142cm" fo:padding-bottom="0.142cm" fo:padding-left="0.267cm" fo:padding-right="0.267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solid" draw:fill-color="#0000ff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 draw:fill-color="#ffffff"/>
      <style:text-properties style:font-name="Arial" fo:font-size="15pt" style:font-size-asian="15pt" style:font-size-complex="15pt"/>
    </style:style>
    <style:style style:name="P7" style:family="paragraph">
      <loext:graphic-properties draw:fill="solid" draw:fill-color="#579835"/>
    </style:style>
    <style:style style:name="P8" style:family="paragraph">
      <loext:graphic-properties draw:fill="solid" draw:fill-color="#ff0000"/>
    </style:style>
    <style:style style:name="P9" style:family="paragraph">
      <loext:graphic-properties draw:fill-color="#ffffff"/>
    </style:style>
    <style:style style:name="T1" style:family="text">
      <style:text-properties style:font-name="Arial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964cm" svg:height="1.016cm" svg:x="16.324cm" svg:y="11.991cm">
          <draw:image xlink:href="Pictures/100002010000030F00000195383EB49A338FCB92.png" xlink:type="simple" xlink:show="embed" xlink:actuate="onLoad">
            <text:p/>
          </draw:image>
        </draw:frame>
        <draw:frame draw:style-name="gr1" draw:text-style-name="P1" draw:layer="layout" svg:width="1.964cm" svg:height="1.016cm" svg:x="15.024cm" svg:y="3.091cm">
          <draw:image xlink:href="Pictures/100002010000030F00000195383EB49A338FCB92.png" xlink:type="simple" xlink:show="embed" xlink:actuate="onLoad">
            <text:p/>
          </draw:image>
        </draw:frame>
        <draw:custom-shape draw:style-name="gr2" draw:text-style-name="P2" draw:layer="layout" svg:width="2.032cm" svg:height="2.032cm" svg:x="11.745cm" svg:y="2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" draw:id="id12" draw:layer="layout" svg:width="0.102cm" svg:height="0.102cm" svg:x="12.153cm" svg:y="3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0.102cm" svg:height="0.102cm" svg:x="12.554cm" svg:y="3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0.102cm" svg:height="0.102cm" svg:x="12.755cm" svg:y="3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0.102cm" svg:height="0.102cm" svg:x="13.056cm" svg:y="3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9" draw:id="id9" draw:layer="layout" svg:width="0.102cm" svg:height="0.102cm" svg:x="12.957cm" svg:y="3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0.102cm" svg:height="0.102cm" svg:x="13.358cm" svg:y="3.5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5" draw:id="id15" draw:layer="layout" svg:width="0.102cm" svg:height="0.102cm" svg:x="12.76cm" svg:y="4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" draw:id="id8" draw:layer="layout" svg:width="0.102cm" svg:height="0.102cm" svg:x="12.461cm" svg:y="3.8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6" draw:id="id16" draw:layer="layout" svg:width="0.102cm" svg:height="0.102cm" svg:x="12.062cm" svg:y="3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1" draw:id="id11" draw:layer="layout" svg:width="0.102cm" svg:height="0.102cm" svg:x="12.063cm" svg:y="3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" draw:id="id10" draw:layer="layout" svg:width="0.102cm" svg:height="0.102cm" svg:x="12.364cm" svg:y="4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3" draw:id="id13" draw:layer="layout" svg:width="0.102cm" svg:height="0.102cm" svg:x="12.765cm" svg:y="4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4" draw:id="id14" draw:layer="layout" svg:width="0.102cm" svg:height="0.102cm" svg:x="13.166cm" svg:y="4.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0.102cm" svg:height="0.102cm" svg:x="13.367cm" svg:y="3.1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" draw:id="id6" draw:layer="layout" svg:width="0.102cm" svg:height="0.102cm" svg:x="13.068cm" svg:y="2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0.102cm" svg:height="0.102cm" svg:x="12.469cm" svg:y="2.7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2.52cm" svg:y1="2.895cm" svg:x2="12.755cm" svg:y2="3.13cm" draw:start-shape="id1" draw:start-glue-point="8" draw:end-shape="id2" draw:end-glue-point="6" svg:d="M12520 2895c0 157 78 235 235 235" svg:viewBox="0 0 236 236">
          <text:p/>
        </draw:connector>
        <draw:connector draw:style-name="gr4" draw:text-style-name="P1" draw:layer="layout" draw:type="curve" svg:x1="13.107cm" svg:y1="3.382cm" svg:x2="12.656cm" svg:y2="3.529cm" draw:start-shape="id3" draw:start-glue-point="8" draw:end-shape="id4" draw:end-glue-point="10" svg:d="M13107 3382c0 98-150 147-451 147" svg:viewBox="0 0 452 148">
          <text:p/>
        </draw:connector>
        <draw:connector draw:style-name="gr4" draw:text-style-name="P1" draw:layer="layout" draw:type="curve" svg:x1="13.418cm" svg:y1="3.191cm" svg:x2="13.17cm" svg:y2="2.943cm" draw:start-shape="id5" draw:start-glue-point="4" draw:end-shape="id6" draw:end-glue-point="10" svg:d="M13418 3191c0-166-82-248-248-248" svg:viewBox="0 0 249 249">
          <text:p/>
        </draw:connector>
        <draw:connector draw:style-name="gr4" draw:text-style-name="P1" draw:layer="layout" draw:type="curve" svg:x1="13.409cm" svg:y1="3.684cm" svg:x2="12.563cm" svg:y2="3.936cm" draw:start-shape="id7" draw:start-glue-point="8" draw:end-shape="id8" draw:end-glue-point="10" svg:d="M13409 3684c0 168-282 252-846 252" svg:viewBox="0 0 847 253">
          <text:p/>
        </draw:connector>
        <draw:connector draw:style-name="gr4" draw:text-style-name="P1" draw:layer="layout" draw:type="curve" svg:x1="12.957cm" svg:y1="3.732cm" svg:x2="12.512cm" svg:y2="3.885cm" draw:start-shape="id9" draw:start-glue-point="6" draw:end-shape="id8" draw:end-glue-point="4" svg:d="M12957 3732c-297 0-445 51-445 153" svg:viewBox="0 0 446 154">
          <text:p/>
        </draw:connector>
        <draw:connector draw:style-name="gr4" draw:text-style-name="P1" draw:layer="layout" draw:type="curve" svg:x1="12.415cm" svg:y1="4.288cm" svg:x2="12.165cm" svg:y2="4.038cm" draw:start-shape="id10" draw:start-glue-point="4" draw:end-shape="id11" draw:end-glue-point="10" svg:d="M12415 4288c0-167-83-250-250-250" svg:viewBox="0 0 251 251">
          <text:p/>
        </draw:connector>
        <draw:connector draw:style-name="gr4" draw:text-style-name="P1" draw:layer="layout" draw:type="curve" draw:line-skew="0.354cm" svg:x1="12.063cm" svg:y1="4.038cm" svg:x2="12.153cm" svg:y2="3.228cm" draw:start-shape="id11" draw:start-glue-point="6" draw:end-shape="id12" draw:end-glue-point="6" svg:d="M12063 4038c-220 0-265-810 90-810" svg:viewBox="0 0 262 811">
          <text:p/>
        </draw:connector>
        <draw:connector draw:style-name="gr4" draw:text-style-name="P1" draw:layer="layout" draw:type="curve" svg:x1="13.059cm" svg:y1="3.732cm" svg:x2="13.367cm" svg:y2="3.242cm" draw:start-shape="id9" draw:start-glue-point="10" draw:end-shape="id5" draw:end-glue-point="6" svg:d="M13059 3732c232 0 79-490 308-490" svg:viewBox="0 0 309 491">
          <text:p/>
        </draw:connector>
        <draw:connector draw:style-name="gr4" draw:text-style-name="P1" draw:layer="layout" draw:type="curve" svg:x1="12.204cm" svg:y1="3.177cm" svg:x2="12.469cm" svg:y2="2.844cm" draw:start-shape="id12" draw:start-glue-point="4" draw:end-shape="id1" draw:end-glue-point="6" svg:d="M12204 3177c0-222 88-333 265-333" svg:viewBox="0 0 266 334">
          <text:p/>
        </draw:connector>
        <draw:connector draw:style-name="gr4" draw:text-style-name="P1" draw:layer="layout" draw:type="curve" draw:line-skew="0.357cm" svg:x1="13.068cm" svg:y1="2.943cm" svg:x2="13.056cm" svg:y2="3.331cm" draw:start-shape="id6" draw:start-glue-point="6" draw:end-shape="id3" draw:end-glue-point="6" svg:d="M13068 2943c-234 0-228 388-12 388" svg:viewBox="0 0 176 389">
          <text:p/>
        </draw:connector>
        <draw:connector draw:style-name="gr4" draw:text-style-name="P1" draw:layer="layout" draw:type="curve" svg:x1="12.867cm" svg:y1="4.54cm" svg:x2="13.166cm" svg:y2="4.341cm" draw:start-shape="id13" draw:start-glue-point="10" draw:end-shape="id14" draw:end-glue-point="6" svg:d="M12867 4540c225 0 76-199 299-199" svg:viewBox="0 0 300 200">
          <text:p/>
        </draw:connector>
        <draw:connector draw:style-name="gr4" draw:text-style-name="P1" draw:layer="layout" draw:type="curve" draw:line-skew="-0.324cm" svg:x1="12.862cm" svg:y1="4.135cm" svg:x2="13.469cm" svg:y2="3.242cm" draw:start-shape="id15" draw:start-glue-point="10" draw:end-shape="id5" draw:end-glue-point="10" svg:d="M12862 4135c1177 0 874-893 607-893" svg:viewBox="0 0 852 894">
          <text:p/>
        </draw:connector>
        <draw:g>
          <svg:title>TexMaths</svg:title>
          <svg:desc>28§display§\color{blue}{\hat{\mathbf{\Omega}}}§svg§600§FALSE§</svg:desc>
          <draw:polygon draw:style-name="gr5" draw:text-style-name="P4" draw:layer="layout" svg:width="0.067cm" svg:height="0.041cm" svg:x="12.736cm" svg:y="4.762cm" svg:viewBox="0 0 68 42" draw:points="34,0 0,37 5,42 34,14 64,42 68,37">
            <text:p/>
          </draw:polygon>
          <draw:path draw:style-name="gr5" draw:text-style-name="P4" draw:layer="layout" svg:width="0.185cm" svg:height="0.186cm" svg:x="12.677cm" svg:y="4.829cm" svg:viewBox="0 0 186 187" svg:d="M186 133h-13c0 4-2 15-4 20-1 3-2 6-18 6h-18c6-12 13-21 21-32 14-19 28-38 28-63 0-29-23-64-89-64-67 0-90 35-90 64 0 25 15 44 29 62 9 13 15 22 20 33h-18c-15 0-16-3-17-5-2-5-4-18-5-21h-12l9 54h49c6 0 8 0 8-8 0-19-8-43-11-54-7-22-13-41-13-61 0-10 1-29 14-42 13-11 29-12 37-12 13 0 27 3 37 13 8 8 13 20 13 41 0 19-5 37-12 57-4 16-12 39-12 58 0 8 3 8 8 8h49z">
            <text:p/>
          </draw:path>
        </draw:g>
        <draw:g>
          <svg:title>TexMaths</svg:title>
          <svg:desc>28§display§\{§svg§600§FALSE§</svg:desc>
          <draw:path draw:style-name="gr6" draw:text-style-name="P5" draw:layer="layout" svg:width="0.352cm" svg:height="1.373cm" draw:transform="rotate (-1.5707963267949) translate (13.4529866495721cm 2.30880735746399cm)" svg:viewBox="0 0 353 1374" svg:d="M209 184c0-56 27-143 135-153 5-3 9-9 9-15 0-16-9-16-18-16-101 0-191 69-191 172v312c0 56 0 100-41 144-33 40-72 43-94 43-5 4-9 10-9 16 0 16 7 16 16 16 65 6 112 56 123 121 5 16 5 19 5 69v272c0 56 0 103 47 153 38 40 104 56 144 56 9 0 18 0 18-16 0-12-7-12-16-12-63-6-112-50-123-122-5-12-5-16-5-62v-291c0-62-7-87-38-131-23-28-52-41-79-53 81-31 117-94 117-175z">
            <text:p/>
          </draw:path>
        </draw:g>
        <draw:g>
          <svg:title>TexMaths</svg:title>
          <svg:desc>28§display§\hat{N}§svg§600§FALSE§</svg:desc>
          <draw:polygon draw:style-name="gr6" draw:text-style-name="P5" draw:layer="layout" svg:width="0.101cm" svg:height="0.062cm" svg:x="12.752cm" svg:y="1.928cm" svg:viewBox="0 0 102 63" draw:points="51,0 0,56 7,63 51,21 95,63 102,56">
            <text:p/>
          </draw:polygon>
          <draw:path draw:style-name="gr6" draw:text-style-name="P5" draw:layer="layout" svg:width="0.319cm" svg:height="0.275cm" svg:x="12.613cm" svg:y="2.035cm" svg:viewBox="0 0 320 276" svg:d="M273 42c3-15 10-28 40-29 3 0 7-1 7-8 0-1 0-5-5-5-12 0-26 1-38 1-13 0-27-1-39-1-3 0-7 0-7 8 0 5 4 5 7 5 22 0 26 8 26 17 0 1-1 8-2 9l-42 180-84-212c-3-7-3-7-12-7h-51c-7 0-11 0-11 8 0 5 4 5 10 5 2 0 26 0 26 4l-51 216c-3 17-10 30-41 31-2 0-6 1-6 8 0 3 2 4 5 4 12 0 25 0 38 0s27 0 39 0c2 0 7 0 7-8 0-3-4-4-8-4-21 0-25-10-25-18 0-3 1-4 2-9l50-214c2 3 2 4 3 7l95 239c3 7 4 7 7 7 4 0 4 0 6-8z">
            <text:p/>
          </draw:path>
        </draw:g>
        <draw:connector draw:style-name="gr4" draw:text-style-name="P1" draw:layer="layout" draw:type="curve" draw:line-skew="-0.861cm 0.71cm 0.466cm" svg:x1="12.806cm" svg:y1="3.181cm" svg:x2="12.113cm" svg:y2="3.586cm" draw:start-shape="id2" draw:start-glue-point="8" draw:end-shape="id16" draw:end-glue-point="4" svg:d="M12806 3181c0 222-535 148-535 259s-158 94-158 146" svg:viewBox="0 0 694 406">
          <text:p/>
        </draw:connector>
        <draw:custom-shape draw:style-name="gr7" draw:text-style-name="P2" xml:id="id17" draw:id="id17" draw:layer="layout" svg:width="0.508cm" svg:height="0.508cm" svg:x="10.753cm" svg:y="3.3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8§display§\mathbf{\hat{F}}§svg§600§FALSE§</svg:desc>
          <draw:polygon draw:style-name="gr6" draw:text-style-name="P5" draw:layer="layout" svg:width="0.125cm" svg:height="0.065cm" svg:x="10.952cm" svg:y="3.424cm" svg:viewBox="0 0 126 66" draw:points="63,0 0,51 11,66 63,34 115,66 126,52">
            <text:p/>
          </draw:polygon>
          <draw:path draw:style-name="gr6" draw:text-style-name="P5" draw:layer="layout" svg:width="0.253cm" svg:height="0.271cm" svg:x="10.886cm" svg:y="3.526cm" svg:viewBox="0 0 254 272" svg:d="M242 0h-242v19h44v234h-44v19c15-1 55-1 73-1 19 0 63 0 81 1v-19h-54v-108h20c39 0 42 17 42 47h18v-112h-18c0 29-3 46-42 46h-20v-107h56c64 0 73 31 80 77h18z">
            <text:p/>
          </draw:path>
        </draw:g>
        <draw:connector draw:style-name="gr8" draw:text-style-name="P1" draw:layer="layout" draw:type="curve" svg:x1="11.261cm" svg:y1="3.627cm" svg:x2="11.261cm" svg:y2="3.627cm" draw:start-shape="id17" draw:start-glue-point="1" draw:end-shape="id17" draw:end-glue-point="1" svg:d="M11261 3627z" svg:viewBox="0 0 1 1">
          <text:p/>
        </draw:connector>
        <draw:custom-shape draw:style-name="gr7" draw:text-style-name="P2" draw:layer="layout" svg:width="0.508cm" svg:height="0.508cm" svg:x="14.252cm" svg:y="3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8§display§\hat{\mathbf{D}}§svg§600§FALSE§</svg:desc>
          <draw:polygon draw:style-name="gr6" draw:text-style-name="P5" draw:layer="layout" svg:width="0.104cm" svg:height="0.062cm" svg:x="14.455cm" svg:y="3.423cm" svg:viewBox="0 0 105 63" draw:points="52,0 0,56 7,63 52,21 98,63 105,56">
            <text:p/>
          </draw:polygon>
          <draw:path draw:style-name="gr6" draw:text-style-name="P5" draw:layer="layout" svg:width="0.304cm" svg:height="0.274cm" svg:x="14.35cm" svg:y="3.529cm" svg:viewBox="0 0 305 275" svg:d="M43 19v238h-43v18h169c77 0 136-49 136-135 0-88-59-140-137-140h-168v19zM96 257v-238h57c26 0 58 7 77 36 14 20 17 47 17 84 0 44-4 66-17 84-19 28-53 34-77 34z">
            <text:p/>
          </draw:path>
        </draw:g>
        <draw:g>
          <svg:title>TexMaths</svg:title>
          <svg:desc>28§display§\hat{\mathbf{y}}§svg§600§FALSE§</svg:desc>
          <draw:polygon draw:style-name="gr6" draw:text-style-name="P5" draw:layer="layout" svg:width="0.065cm" svg:height="0.038cm" svg:x="14.923cm" svg:y="3.378cm" svg:viewBox="0 0 66 39" draw:points="33,0 0,34 4,39 33,13 62,39 66,34">
            <text:p/>
          </draw:polygon>
          <draw:path draw:style-name="gr6" draw:text-style-name="P5" draw:layer="layout" svg:width="0.137cm" svg:height="0.158cm" svg:x="14.885cm" svg:y="3.443cm" svg:viewBox="0 0 138 159" svg:d="M120 17c2-4 2-5 18-5v-12c-6 1-13 1-20 1-6 0-17-1-22-1v12c0 0 12 0 12 3l-1 2-29 61-31-66h13v-12c-8 1-31 1-31 1-7 0-18-1-28-1v12h16l46 98-6 12c-5 11-13 28-31 28-3 0-4 0-5-1 2-1 8-5 8-13s-7-14-15-14c-7 0-14 5-14 14 0 13 12 23 26 23 19 0 34-15 41-30z">
            <text:p/>
          </draw:path>
        </draw:g>
        <draw:frame draw:style-name="gr9" draw:text-style-name="P6" draw:layer="layout" svg:width="0.883cm" svg:height="0.839cm" svg:x="7.036cm" svg:y="1.778cm">
          <draw:text-box>
            <text:p><text:span text:style-name="T1">A</text:span></text:p>
          </draw:text-box>
        </draw:frame>
        <draw:frame draw:style-name="gr1" draw:text-style-name="P1" draw:layer="layout" svg:width="3.071cm" svg:height="2.032cm" svg:x="7.059cm" svg:y="2.583cm">
          <draw:image xlink:href="Pictures/100002010000021400000160C478025B81A70CE2.png" xlink:type="simple" xlink:show="embed" xlink:actuate="onLoad">
            <text:p/>
          </draw:image>
        </draw:frame>
        <draw:line draw:style-name="gr10" draw:text-style-name="P1" draw:layer="layout" svg:x1="10.27cm" svg:y1="3.651cm" svg:x2="10.694cm" svg:y2="3.651cm">
          <text:p/>
        </draw:line>
        <draw:g>
          <svg:title>TexMaths</svg:title>
          <svg:desc>28§display§\mathbf{c}§svg§600§FALSE§</svg:desc>
          <draw:path draw:style-name="gr6" draw:text-style-name="P5" draw:layer="layout" svg:width="0.101cm" svg:height="0.126cm" svg:x="10.388cm" svg:y="3.474cm" svg:viewBox="0 0 102 127" svg:d="M75 13c-5 4-5 10-5 13 0 12 8 17 15 17 6 0 14-6 14-17 0-24-27-26-40-26-42 0-59 32-59 64 0 37 22 63 58 63 37 0 44-33 44-34 0-4-3-4-5-4-4 0-5 0-6 4-6 18-17 23-29 23-32 0-32-41-32-53 0-16 0-52 29-52 9 0 13 1 16 2z">
            <text:p/>
          </draw:path>
        </draw:g>
        <draw:frame draw:style-name="gr9" draw:text-style-name="P6" draw:layer="layout" svg:width="0.883cm" svg:height="0.839cm" svg:x="7.037cm" svg:y="5.879cm">
          <draw:text-box>
            <text:p><text:span text:style-name="T1">B</text:span></text:p>
          </draw:text-box>
        </draw:frame>
        <draw:frame draw:style-name="gr1" draw:text-style-name="P1" draw:layer="layout" svg:width="3.071cm" svg:height="2.032cm" svg:x="7.06cm" svg:y="6.684cm">
          <draw:image xlink:href="Pictures/100002010000021400000160C478025B81A70CE2.png" xlink:type="simple" xlink:show="embed" xlink:actuate="onLoad">
            <text:p/>
          </draw:image>
        </draw:frame>
        <draw:line draw:style-name="gr10" draw:text-style-name="P1" draw:layer="layout" svg:x1="10.271cm" svg:y1="7.752cm" svg:x2="10.695cm" svg:y2="7.752cm">
          <text:p/>
        </draw:line>
        <draw:g>
          <svg:title>TexMaths</svg:title>
          <svg:desc>28§display§\mathbf{c}§svg§600§FALSE§</svg:desc>
          <draw:path draw:style-name="gr6" draw:text-style-name="P5" draw:layer="layout" svg:width="0.101cm" svg:height="0.126cm" svg:x="10.389cm" svg:y="7.575cm" svg:viewBox="0 0 102 127" svg:d="M75 13c-5 4-5 10-5 13 0 12 8 17 15 17 6 0 14-6 14-17 0-24-27-26-40-26-42 0-59 32-59 64 0 37 22 63 58 63 37 0 44-33 44-34 0-4-3-4-5-4-4 0-5 0-6 4-6 18-17 23-29 23-32 0-32-41-32-53 0-16 0-52 29-52 9 0 13 1 16 2z">
            <text:p/>
          </draw:path>
        </draw:g>
        <draw:custom-shape draw:style-name="gr7" draw:text-style-name="P2" xml:id="id18" draw:id="id18" draw:layer="layout" svg:width="0.508cm" svg:height="0.508cm" svg:x="10.755cm" svg:y="12.2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8§display§\mathbf{\hat{F}}§svg§600§FALSE§</svg:desc>
          <draw:polygon draw:style-name="gr6" draw:text-style-name="P5" draw:layer="layout" svg:width="0.125cm" svg:height="0.065cm" svg:x="10.954cm" svg:y="12.326cm" svg:viewBox="0 0 126 66" draw:points="63,0 0,51 11,66 63,34 115,66 126,52">
            <text:p/>
          </draw:polygon>
          <draw:path draw:style-name="gr6" draw:text-style-name="P5" draw:layer="layout" svg:width="0.253cm" svg:height="0.271cm" svg:x="10.888cm" svg:y="12.428cm" svg:viewBox="0 0 254 272" svg:d="M242 0h-242v19h44v234h-44v19c15-1 55-1 73-1 19 0 63 0 81 1v-19h-54v-108h20c39 0 42 17 42 47h18v-112h-18c0 29-3 46-42 46h-20v-107h56c64 0 73 31 80 77h18z">
            <text:p/>
          </draw:path>
        </draw:g>
        <draw:connector draw:style-name="gr8" draw:text-style-name="P1" draw:layer="layout" draw:type="curve" svg:x1="11.263cm" svg:y1="12.529cm" svg:x2="11.263cm" svg:y2="12.529cm" draw:start-shape="id18" draw:start-glue-point="1" draw:end-shape="id18" draw:end-glue-point="1" svg:d="M11263 12529z" svg:viewBox="0 0 1 1">
          <text:p/>
        </draw:connector>
        <draw:frame draw:style-name="gr9" draw:text-style-name="P6" draw:layer="layout" svg:width="0.883cm" svg:height="0.839cm" svg:x="7.038cm" svg:y="10.68cm">
          <draw:text-box>
            <text:p><text:span text:style-name="T1">C</text:span></text:p>
          </draw:text-box>
        </draw:frame>
        <draw:frame draw:style-name="gr1" draw:text-style-name="P1" draw:layer="layout" svg:width="3.071cm" svg:height="2.032cm" svg:x="7.061cm" svg:y="11.485cm">
          <draw:image xlink:href="Pictures/100002010000021400000160C478025B81A70CE2.png" xlink:type="simple" xlink:show="embed" xlink:actuate="onLoad">
            <text:p/>
          </draw:image>
        </draw:frame>
        <draw:line draw:style-name="gr10" draw:text-style-name="P1" draw:layer="layout" svg:x1="10.272cm" svg:y1="12.553cm" svg:x2="10.696cm" svg:y2="12.553cm">
          <text:p/>
        </draw:line>
        <draw:g>
          <svg:title>TexMaths</svg:title>
          <svg:desc>28§display§\mathbf{c}§svg§600§FALSE§</svg:desc>
          <draw:path draw:style-name="gr6" draw:text-style-name="P5" draw:layer="layout" svg:width="0.101cm" svg:height="0.126cm" svg:x="10.39cm" svg:y="12.376cm" svg:viewBox="0 0 102 127" svg:d="M75 13c-5 4-5 10-5 13 0 12 8 17 15 17 6 0 14-6 14-17 0-24-27-26-40-26-42 0-59 32-59 64 0 37 22 63 58 63 37 0 44-33 44-34 0-4-3-4-5-4-4 0-5 0-6 4-6 18-17 23-29 23-32 0-32-41-32-53 0-16 0-52 29-52 9 0 13 1 16 2z">
            <text:p/>
          </draw:path>
        </draw:g>
        <draw:custom-shape draw:style-name="gr7" draw:text-style-name="P2" xml:id="id51" draw:id="id51" draw:layer="layout" svg:width="0.508cm" svg:height="0.508cm" svg:x="10.763cm" svg:y="7.4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8§display§\mathbf{\hat{F}}§svg§600§FALSE§</svg:desc>
          <draw:polygon draw:style-name="gr6" draw:text-style-name="P5" draw:layer="layout" svg:width="0.125cm" svg:height="0.065cm" svg:x="10.962cm" svg:y="7.525cm" svg:viewBox="0 0 126 66" draw:points="63,0 0,51 11,66 63,34 115,66 126,52">
            <text:p/>
          </draw:polygon>
          <draw:path draw:style-name="gr6" draw:text-style-name="P5" draw:layer="layout" svg:width="0.253cm" svg:height="0.271cm" svg:x="10.896cm" svg:y="7.627cm" svg:viewBox="0 0 254 272" svg:d="M242 0h-242v19h44v234h-44v19c15-1 55-1 73-1 19 0 63 0 81 1v-19h-54v-108h20c39 0 42 17 42 47h18v-112h-18c0 29-3 46-42 46h-20v-107h56c64 0 73 31 80 77h18z">
            <text:p/>
          </draw:path>
        </draw:g>
        <draw:custom-shape draw:style-name="gr2" draw:text-style-name="P2" xml:id="id55" draw:id="id55" draw:layer="layout" svg:width="2.032cm" svg:height="2.032cm" svg:x="13.987cm" svg:y="5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1" draw:id="id31" draw:layer="layout" svg:width="0.102cm" svg:height="0.102cm" svg:x="14.395cm" svg:y="6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2" draw:id="id32" draw:layer="layout" svg:width="0.102cm" svg:height="0.102cm" svg:x="14.796cm" svg:y="6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0" draw:id="id20" draw:layer="layout" svg:width="0.102cm" svg:height="0.102cm" svg:x="14.997cm" svg:y="6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1" draw:id="id21" draw:layer="layout" svg:width="0.102cm" svg:height="0.102cm" svg:x="15.298cm" svg:y="6.4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7" draw:id="id27" draw:layer="layout" svg:width="0.102cm" svg:height="0.102cm" svg:x="15.199cm" svg:y="6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5" draw:id="id25" draw:layer="layout" svg:width="0.102cm" svg:height="0.102cm" svg:x="15.6cm" svg:y="6.7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6" draw:id="id26" draw:layer="layout" svg:width="0.102cm" svg:height="0.102cm" svg:x="15.002cm" svg:y="7.2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8" draw:id="id28" draw:layer="layout" svg:width="0.102cm" svg:height="0.102cm" svg:x="14.703cm" svg:y="7.0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2" draw:id="id22" draw:layer="layout" svg:width="0.102cm" svg:height="0.102cm" svg:x="14.304cm" svg:y="6.7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0" draw:id="id30" draw:layer="layout" svg:width="0.102cm" svg:height="0.102cm" svg:x="14.305cm" svg:y="7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9" draw:id="id29" draw:layer="layout" svg:width="0.102cm" svg:height="0.102cm" svg:x="14.606cm" svg:y="7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3" draw:id="id33" draw:layer="layout" svg:width="0.102cm" svg:height="0.102cm" svg:x="15.007cm" svg:y="7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4" draw:id="id34" draw:layer="layout" svg:width="0.102cm" svg:height="0.102cm" svg:x="15.408cm" svg:y="7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3" draw:id="id23" draw:layer="layout" svg:width="0.102cm" svg:height="0.102cm" svg:x="15.609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4" draw:id="id24" draw:layer="layout" svg:width="0.102cm" svg:height="0.102cm" svg:x="15.31cm" svg:y="6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9" draw:id="id19" draw:layer="layout" svg:width="0.102cm" svg:height="0.102cm" svg:x="14.711cm" svg:y="5.9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4.762cm" svg:y1="6.037cm" svg:x2="14.997cm" svg:y2="6.272cm" draw:start-shape="id19" draw:start-glue-point="8" draw:end-shape="id20" draw:end-glue-point="6" svg:d="M14762 6037c0 157 78 235 235 235" svg:viewBox="0 0 236 236">
          <text:p/>
        </draw:connector>
        <draw:connector draw:style-name="gr11" draw:text-style-name="P1" draw:layer="layout" draw:type="curve" svg:x1="15.349cm" svg:y1="6.524cm" svg:x2="14.406cm" svg:y2="6.779cm" draw:start-shape="id21" draw:start-glue-point="8" draw:end-shape="id22" draw:end-glue-point="10" svg:d="M15349 6524c0 170-314 255-943 255" svg:viewBox="0 0 944 256">
          <text:p/>
        </draw:connector>
        <draw:connector draw:style-name="gr11" draw:text-style-name="P1" draw:layer="layout" draw:type="curve" svg:x1="15.66cm" svg:y1="6.333cm" svg:x2="15.412cm" svg:y2="6.085cm" draw:start-shape="id23" draw:start-glue-point="4" draw:end-shape="id24" draw:end-glue-point="10" svg:d="M15660 6333c0-166-82-248-248-248" svg:viewBox="0 0 249 249">
          <text:p/>
        </draw:connector>
        <draw:connector draw:style-name="gr11" draw:text-style-name="P1" draw:layer="layout" draw:type="curve" svg:x1="15.651cm" svg:y1="6.826cm" svg:x2="15.104cm" svg:y2="7.277cm" draw:start-shape="id25" draw:start-glue-point="8" draw:end-shape="id26" draw:end-glue-point="10" svg:d="M15651 6826c0 301-182 451-547 451" svg:viewBox="0 0 548 452">
          <text:p/>
        </draw:connector>
        <draw:connector draw:style-name="gr12" draw:text-style-name="P1" draw:layer="layout" draw:type="curve" svg:x1="15.199cm" svg:y1="6.874cm" svg:x2="14.754cm" svg:y2="7.027cm" draw:start-shape="id27" draw:start-glue-point="6" draw:end-shape="id28" draw:end-glue-point="4" svg:d="M15199 6874c-297 0-445 51-445 153" svg:viewBox="0 0 446 154">
          <text:p/>
        </draw:connector>
        <draw:connector draw:style-name="gr11" draw:text-style-name="P1" draw:layer="layout" draw:type="curve" svg:x1="14.657cm" svg:y1="7.43cm" svg:x2="14.407cm" svg:y2="7.18cm" draw:start-shape="id29" draw:start-glue-point="4" draw:end-shape="id30" draw:end-glue-point="10" svg:d="M14657 7430c0-167-83-250-250-250" svg:viewBox="0 0 251 251">
          <text:p/>
        </draw:connector>
        <draw:connector draw:style-name="gr12" draw:text-style-name="P1" draw:layer="layout" draw:type="curve" draw:line-skew="0.354cm" svg:x1="14.305cm" svg:y1="7.18cm" svg:x2="14.395cm" svg:y2="6.37cm" draw:start-shape="id30" draw:start-glue-point="6" draw:end-shape="id31" draw:end-glue-point="6" svg:d="M14305 7180c-220 0-265-810 90-810" svg:viewBox="0 0 262 811">
          <text:p/>
        </draw:connector>
        <draw:connector draw:style-name="gr11" draw:text-style-name="P1" draw:layer="layout" draw:type="curve" draw:line-skew="0.054cm" svg:x1="15.301cm" svg:y1="6.874cm" svg:x2="15.609cm" svg:y2="6.384cm" draw:start-shape="id27" draw:start-glue-point="10" draw:end-shape="id23" draw:end-glue-point="6" svg:d="M15301 6874c313 0 160-490 308-490" svg:viewBox="0 0 309 491">
          <text:p/>
        </draw:connector>
        <draw:connector draw:style-name="gr12" draw:text-style-name="P1" draw:layer="layout" draw:type="curve" svg:x1="15.048cm" svg:y1="6.323cm" svg:x2="14.898cm" svg:y2="6.671cm" draw:start-shape="id20" draw:start-glue-point="8" draw:end-shape="id32" draw:end-glue-point="10" svg:d="M15048 6323c0 232-50 348-150 348" svg:viewBox="0 0 151 349">
          <text:p/>
        </draw:connector>
        <draw:connector draw:style-name="gr11" draw:text-style-name="P1" draw:layer="layout" draw:type="curve" svg:x1="14.446cm" svg:y1="6.319cm" svg:x2="14.711cm" svg:y2="5.986cm" draw:start-shape="id31" draw:start-glue-point="4" draw:end-shape="id19" draw:end-glue-point="6" svg:d="M14446 6319c0-222 88-333 265-333" svg:viewBox="0 0 266 334">
          <text:p/>
        </draw:connector>
        <draw:connector draw:style-name="gr12" draw:text-style-name="P1" draw:layer="layout" draw:type="curve" draw:line-skew="0.357cm" svg:x1="15.31cm" svg:y1="6.085cm" svg:x2="15.298cm" svg:y2="6.473cm" draw:start-shape="id24" draw:start-glue-point="6" draw:end-shape="id21" draw:end-glue-point="6" svg:d="M15310 6085c-234 0-228 388-12 388" svg:viewBox="0 0 176 389">
          <text:p/>
        </draw:connector>
        <draw:connector draw:style-name="gr11" draw:text-style-name="P1" draw:layer="layout" draw:type="curve" svg:x1="15.007cm" svg:y1="7.682cm" svg:x2="14.754cm" svg:y2="7.129cm" draw:start-shape="id33" draw:start-glue-point="6" draw:end-shape="id28" draw:end-glue-point="8" svg:d="M15007 7682c-169 0-253-184-253-553" svg:viewBox="0 0 254 554">
          <text:p/>
        </draw:connector>
        <draw:connector draw:style-name="gr12" draw:text-style-name="P1" draw:layer="layout" draw:type="curve" draw:line-skew="-0.332cm" svg:x1="15.51cm" svg:y1="7.483cm" svg:x2="15.702cm" svg:y2="6.775cm" draw:start-shape="id34" draw:start-glue-point="10" draw:end-shape="id25" draw:end-glue-point="10" svg:d="M15510 7483c543 0 447-708 192-708" svg:viewBox="0 0 397 709">
          <text:p/>
        </draw:connector>
        <draw:g>
          <svg:title>TexMaths</svg:title>
          <svg:desc>28§display§\definecolor{dgreen}{RGB}{87,152,53}
\color{dgreen}{\mathbf{\Omega^s}}\color{black}{,}\color{red}{\mathbf{\Omega^f}}§svg§600§FALSE§</svg:desc>
          <draw:path draw:style-name="gr13" draw:text-style-name="P7" draw:layer="layout" svg:width="0.191cm" svg:height="0.182cm" svg:x="13.173cm" svg:y="13.547cm" svg:viewBox="0 0 192 183" svg:d="M192 131h-13c-1 3-2 15-4 20-2 3-3 6-19 6h-19c6-12 13-21 22-32 14-19 29-38 29-62 0-28-24-63-93-63-68 0-91 35-91 63 0 24 15 43 29 61 9 12 16 21 21 33h-19c-15 0-16-3-18-6-1-5-4-18-4-20h-13l10 52h50c6 0 9 0 9-7 0-18-9-42-12-54-7-20-13-40-13-59 0-10 1-29 14-41 13-11 30-12 37-12 14 0 29 3 39 13 8 7 14 19 14 40 0 19-6 37-13 56-4 16-12 39-12 57 0 7 3 7 8 7h51z">
            <text:p/>
          </draw:path>
          <draw:path draw:style-name="gr13" draw:text-style-name="P7" draw:layer="layout" svg:width="0.076cm" svg:height="0.084cm" svg:x="13.386cm" svg:y="13.538cm" svg:viewBox="0 0 77 85" svg:d="M71 6c0-4 0-6-4-6-1 0-2 0-5 1-1 1-3 2-4 2l-1-1c-7-2-15-2-19-2-5 0-17 0-26 5-11 6-12 15-12 20 0 20 24 23 38 26 11 1 24 3 24 13 0 12-18 12-23 12-17 0-23-7-27-17-1-3-1-4-6-4s-6 1-6 6v18c0 3 0 6 4 6 2 0 3 0 6-3 1 0 4-2 6-3 9 6 19 6 23 6 6 0 38 0 38-28 0-8-4-14-8-18-9-7-17-8-33-10-10-2-21-4-21-11 0-10 18-10 23-10 20 0 21 8 22 12 0 4 1 4 5 4 5 0 6 0 6-5z">
            <text:p/>
          </draw:path>
          <draw:path draw:style-name="gr6" draw:text-style-name="P5" draw:layer="layout" svg:width="0.03cm" svg:height="0.078cm" svg:x="13.507cm" svg:y="13.702cm" svg:viewBox="0 0 31 79" svg:d="M31 27c0-17-7-27-17-27-9 0-14 7-14 14s5 14 14 14c3 0 7-1 9-4 1 0 1 0 2 0 0 0 1 0 1 3 0 20-10 36-19 45-3 3-3 3-3 4 0 2 1 3 3 3 3 0 24-20 24-52z">
            <text:p/>
          </draw:path>
          <draw:path draw:style-name="gr14" draw:text-style-name="P8" draw:layer="layout" svg:width="0.191cm" svg:height="0.182cm" svg:x="13.571cm" svg:y="13.547cm" svg:viewBox="0 0 192 183" svg:d="M192 131h-13c-1 3-2 15-4 20-2 3-3 6-19 6h-19c6-12 13-21 22-32 14-19 29-38 29-62 0-28-24-63-93-63-68 0-91 35-91 63 0 24 15 43 29 61 9 12 16 21 21 33h-19c-15 0-16-3-18-6-1-5-4-18-4-20h-13l10 52h50c6 0 9 0 9-7 0-18-9-42-12-54-7-20-13-40-13-59 0-10 1-29 14-41 13-11 30-12 37-12 14 0 29 3 39 13 8 7 14 19 14 40 0 19-6 37-13 56-4 16-12 39-12 57 0 7 3 7 8 7h51z">
            <text:p/>
          </draw:path>
          <draw:path draw:style-name="gr14" draw:text-style-name="P8" draw:layer="layout" svg:width="0.08cm" svg:height="0.128cm" svg:x="13.785cm" svg:y="13.493cm" svg:viewBox="0 0 81 129" svg:d="M38 57h23v-10h-25v-17c0-3 0-22 21-22 1 0 1 1 1 1v1c-1 1-2 4-2 7 0 9 7 13 13 13s12-4 12-13c0-8-8-17-23-17-22 0-42 9-42 29v18h-16v10h16v62h-13v10c1 0 15-1 24-1 7 0 25 1 26 1v-10h-15z">
            <text:p/>
          </draw:path>
        </draw:g>
        <draw:g>
          <svg:title>TexMaths</svg:title>
          <svg:desc>28§display§\{§svg§600§FALSE§</svg:desc>
          <draw:path draw:style-name="gr6" draw:text-style-name="P5" draw:layer="layout" svg:width="0.352cm" svg:height="1.373cm" draw:transform="rotate (-1.5707963267949) translate (15.6949866495721cm 5.15080735746399cm)" svg:viewBox="0 0 353 1374" svg:d="M209 184c0-56 27-143 135-153 5-3 9-9 9-15 0-16-9-16-18-16-101 0-191 69-191 172v312c0 56 0 100-41 144-33 40-72 43-94 43-5 4-9 10-9 16 0 16 7 16 16 16 65 6 112 56 123 121 5 16 5 19 5 69v272c0 56 0 103 47 153 38 40 104 56 144 56 9 0 18 0 18-16 0-12-7-12-16-12-63-6-112-50-123-122-5-12-5-16-5-62v-291c0-62-7-87-38-131-23-28-52-41-79-53 81-31 117-94 117-175z">
            <text:p/>
          </draw:path>
        </draw:g>
        <draw:custom-shape draw:style-name="gr2" draw:text-style-name="P2" xml:id="id52" draw:id="id52" draw:layer="layout" svg:width="2.032cm" svg:height="2.032cm" svg:x="12.062cm" svg:y="8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6" draw:id="id46" draw:layer="layout" svg:width="0.102cm" svg:height="0.102cm" svg:x="12.47cm" svg:y="8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8" draw:id="id38" draw:layer="layout" svg:width="0.102cm" svg:height="0.102cm" svg:x="12.871cm" svg:y="8.9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6" draw:id="id36" draw:layer="layout" svg:width="0.102cm" svg:height="0.102cm" svg:x="13.072cm" svg:y="8.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7" draw:id="id37" draw:layer="layout" svg:width="0.102cm" svg:height="0.102cm" svg:x="13.373cm" svg:y="8.7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3" draw:id="id43" draw:layer="layout" svg:width="0.102cm" svg:height="0.102cm" svg:x="13.274cm" svg:y="9.1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1" draw:id="id41" draw:layer="layout" svg:width="0.102cm" svg:height="0.102cm" svg:x="13.675cm" svg:y="9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9" draw:id="id49" draw:layer="layout" svg:width="0.102cm" svg:height="0.102cm" svg:x="13.077cm" svg:y="9.5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2" draw:id="id42" draw:layer="layout" svg:width="0.102cm" svg:height="0.102cm" svg:x="12.778cm" svg:y="9.3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0" draw:id="id50" draw:layer="layout" svg:width="0.102cm" svg:height="0.102cm" svg:x="12.379cm" svg:y="9.0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5" draw:id="id45" draw:layer="layout" svg:width="0.102cm" svg:height="0.102cm" svg:x="12.38cm" svg:y="9.4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4" draw:id="id44" draw:layer="layout" svg:width="0.102cm" svg:height="0.102cm" svg:x="12.681cm" svg:y="9.7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7" draw:id="id47" draw:layer="layout" svg:width="0.102cm" svg:height="0.102cm" svg:x="13.082cm" svg:y="9.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8" draw:id="id48" draw:layer="layout" svg:width="0.102cm" svg:height="0.102cm" svg:x="13.483cm" svg:y="9.7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9" draw:id="id39" draw:layer="layout" svg:width="0.102cm" svg:height="0.102cm" svg:x="13.684cm" svg:y="8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0" draw:id="id40" draw:layer="layout" svg:width="0.102cm" svg:height="0.102cm" svg:x="13.385cm" svg:y="8.3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5" draw:id="id35" draw:layer="layout" svg:width="0.102cm" svg:height="0.102cm" svg:x="12.786cm" svg:y="8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2.837cm" svg:y1="8.396cm" svg:x2="13.072cm" svg:y2="8.631cm" draw:start-shape="id35" draw:start-glue-point="8" draw:end-shape="id36" draw:end-glue-point="6" svg:d="M12837 8396c0 157 78 235 235 235" svg:viewBox="0 0 236 236">
          <text:p/>
        </draw:connector>
        <draw:connector draw:style-name="gr4" draw:text-style-name="P1" draw:layer="layout" draw:type="curve" svg:x1="13.424cm" svg:y1="8.883cm" svg:x2="12.973cm" svg:y2="9.03cm" draw:start-shape="id37" draw:start-glue-point="8" draw:end-shape="id38" draw:end-glue-point="10" svg:d="M13424 8883c0 98-150 147-451 147" svg:viewBox="0 0 452 148">
          <text:p/>
        </draw:connector>
        <draw:connector draw:style-name="gr4" draw:text-style-name="P1" draw:layer="layout" draw:type="curve" svg:x1="13.735cm" svg:y1="8.692cm" svg:x2="13.487cm" svg:y2="8.444cm" draw:start-shape="id39" draw:start-glue-point="4" draw:end-shape="id40" draw:end-glue-point="10" svg:d="M13735 8692c0-166-82-248-248-248" svg:viewBox="0 0 249 249">
          <text:p/>
        </draw:connector>
        <draw:connector draw:style-name="gr4" draw:text-style-name="P1" draw:layer="layout" draw:type="curve" svg:x1="13.726cm" svg:y1="9.185cm" svg:x2="12.88cm" svg:y2="9.437cm" draw:start-shape="id41" draw:start-glue-point="8" draw:end-shape="id42" draw:end-glue-point="10" svg:d="M13726 9185c0 168-282 252-846 252" svg:viewBox="0 0 847 253">
          <text:p/>
        </draw:connector>
        <draw:connector draw:style-name="gr4" draw:text-style-name="P1" draw:layer="layout" draw:type="curve" svg:x1="13.274cm" svg:y1="9.233cm" svg:x2="12.829cm" svg:y2="9.386cm" draw:start-shape="id43" draw:start-glue-point="6" draw:end-shape="id42" draw:end-glue-point="4" svg:d="M13274 9233c-297 0-445 51-445 153" svg:viewBox="0 0 446 154">
          <text:p/>
        </draw:connector>
        <draw:connector draw:style-name="gr4" draw:text-style-name="P1" draw:layer="layout" draw:type="curve" svg:x1="12.732cm" svg:y1="9.789cm" svg:x2="12.482cm" svg:y2="9.539cm" draw:start-shape="id44" draw:start-glue-point="4" draw:end-shape="id45" draw:end-glue-point="10" svg:d="M12732 9789c0-167-83-250-250-250" svg:viewBox="0 0 251 251">
          <text:p/>
        </draw:connector>
        <draw:connector draw:style-name="gr4" draw:text-style-name="P1" draw:layer="layout" draw:type="curve" draw:line-skew="0.354cm" svg:x1="12.38cm" svg:y1="9.539cm" svg:x2="12.47cm" svg:y2="8.729cm" draw:start-shape="id45" draw:start-glue-point="6" draw:end-shape="id46" draw:end-glue-point="6" svg:d="M12380 9539c-220 0-265-810 90-810" svg:viewBox="0 0 262 811">
          <text:p/>
        </draw:connector>
        <draw:connector draw:style-name="gr4" draw:text-style-name="P1" draw:layer="layout" draw:type="curve" svg:x1="13.376cm" svg:y1="9.233cm" svg:x2="13.684cm" svg:y2="8.743cm" draw:start-shape="id43" draw:start-glue-point="10" draw:end-shape="id39" draw:end-glue-point="6" svg:d="M13376 9233c232 0 79-490 308-490" svg:viewBox="0 0 309 491">
          <text:p/>
        </draw:connector>
        <draw:connector draw:style-name="gr4" draw:text-style-name="P1" draw:layer="layout" draw:type="curve" svg:x1="12.521cm" svg:y1="8.678cm" svg:x2="12.786cm" svg:y2="8.345cm" draw:start-shape="id46" draw:start-glue-point="4" draw:end-shape="id35" draw:end-glue-point="6" svg:d="M12521 8678c0-222 88-333 265-333" svg:viewBox="0 0 266 334">
          <text:p/>
        </draw:connector>
        <draw:connector draw:style-name="gr4" draw:text-style-name="P1" draw:layer="layout" draw:type="curve" draw:line-skew="0.357cm" svg:x1="13.385cm" svg:y1="8.444cm" svg:x2="13.373cm" svg:y2="8.832cm" draw:start-shape="id40" draw:start-glue-point="6" draw:end-shape="id37" draw:end-glue-point="6" svg:d="M13385 8444c-234 0-228 388-12 388" svg:viewBox="0 0 176 389">
          <text:p/>
        </draw:connector>
        <draw:connector draw:style-name="gr4" draw:text-style-name="P1" draw:layer="layout" draw:type="curve" svg:x1="13.184cm" svg:y1="10.041cm" svg:x2="13.483cm" svg:y2="9.842cm" draw:start-shape="id47" draw:start-glue-point="10" draw:end-shape="id48" draw:end-glue-point="6" svg:d="M13184 10041c225 0 76-199 299-199" svg:viewBox="0 0 300 200">
          <text:p/>
        </draw:connector>
        <draw:connector draw:style-name="gr4" draw:text-style-name="P1" draw:layer="layout" draw:type="curve" draw:line-skew="-0.324cm" svg:x1="13.179cm" svg:y1="9.636cm" svg:x2="13.786cm" svg:y2="8.743cm" draw:start-shape="id49" draw:start-glue-point="10" draw:end-shape="id39" draw:end-glue-point="10" svg:d="M13179 9636c1177 0 874-893 607-893" svg:viewBox="0 0 852 894">
          <text:p/>
        </draw:connector>
        <draw:g>
          <svg:title>TexMaths</svg:title>
          <svg:desc>28§display§\color{blue}{\hat{\mathbf{\Omega}}}§svg§600§FALSE§</svg:desc>
          <draw:polygon draw:style-name="gr5" draw:text-style-name="P4" draw:layer="layout" svg:width="0.067cm" svg:height="0.041cm" svg:x="13.053cm" svg:y="10.263cm" svg:viewBox="0 0 68 42" draw:points="34,0 0,37 5,42 34,14 64,42 68,37">
            <text:p/>
          </draw:polygon>
          <draw:path draw:style-name="gr5" draw:text-style-name="P4" draw:layer="layout" svg:width="0.185cm" svg:height="0.186cm" svg:x="12.994cm" svg:y="10.33cm" svg:viewBox="0 0 186 187" svg:d="M186 133h-13c0 4-2 15-4 20-1 3-2 6-18 6h-18c6-12 13-21 21-32 14-19 28-38 28-63 0-29-23-64-89-64-67 0-90 35-90 64 0 25 15 44 29 62 9 13 15 22 20 33h-18c-15 0-16-3-17-5-2-5-4-18-5-21h-12l9 54h49c6 0 8 0 8-8 0-19-8-43-11-54-7-22-13-41-13-61 0-10 1-29 14-42 13-11 29-12 37-12 13 0 27 3 37 13 8 8 13 20 13 41 0 19-5 37-12 57-4 16-12 39-12 58 0 8 3 8 8 8h49z">
            <text:p/>
          </draw:path>
        </draw:g>
        <draw:g>
          <svg:title>TexMaths</svg:title>
          <svg:desc>28§display§\{§svg§600§FALSE§</svg:desc>
          <draw:path draw:style-name="gr6" draw:text-style-name="P5" draw:layer="layout" svg:width="0.352cm" svg:height="1.373cm" draw:transform="rotate (-1.5707963267949) translate (13.7699866495721cm 7.80980735746399cm)" svg:viewBox="0 0 353 1374" svg:d="M209 184c0-56 27-143 135-153 5-3 9-9 9-15 0-16-9-16-18-16-101 0-191 69-191 172v312c0 56 0 100-41 144-33 40-72 43-94 43-5 4-9 10-9 16 0 16 7 16 16 16 65 6 112 56 123 121 5 16 5 19 5 69v272c0 56 0 103 47 153 38 40 104 56 144 56 9 0 18 0 18-16 0-12-7-12-16-12-63-6-112-50-123-122-5-12-5-16-5-62v-291c0-62-7-87-38-131-23-28-52-41-79-53 81-31 117-94 117-175z">
            <text:p/>
          </draw:path>
        </draw:g>
        <draw:g>
          <svg:title>TexMaths</svg:title>
          <svg:desc>28§display§\hat{N}§svg§600§FALSE§</svg:desc>
          <draw:polygon draw:style-name="gr6" draw:text-style-name="P5" draw:layer="layout" svg:width="0.101cm" svg:height="0.062cm" svg:x="13.069cm" svg:y="7.429cm" svg:viewBox="0 0 102 63" draw:points="51,0 0,56 7,63 51,21 95,63 102,56">
            <text:p/>
          </draw:polygon>
          <draw:path draw:style-name="gr6" draw:text-style-name="P5" draw:layer="layout" svg:width="0.319cm" svg:height="0.275cm" svg:x="12.93cm" svg:y="7.536cm" svg:viewBox="0 0 320 276" svg:d="M273 42c3-15 10-28 40-29 3 0 7-1 7-8 0-1 0-5-5-5-12 0-26 1-38 1-13 0-27-1-39-1-3 0-7 0-7 8 0 5 4 5 7 5 22 0 26 8 26 17 0 1-1 8-2 9l-42 180-84-212c-3-7-3-7-12-7h-51c-7 0-11 0-11 8 0 5 4 5 10 5 2 0 26 0 26 4l-51 216c-3 17-10 30-41 31-2 0-6 1-6 8 0 3 2 4 5 4 12 0 25 0 38 0s27 0 39 0c2 0 7 0 7-8 0-3-4-4-8-4-21 0-25-10-25-18 0-3 1-4 2-9l50-214c2 3 2 4 3 7l95 239c3 7 4 7 7 7 4 0 4 0 6-8z">
            <text:p/>
          </draw:path>
        </draw:g>
        <draw:connector draw:style-name="gr4" draw:text-style-name="P1" draw:layer="layout" draw:type="curve" draw:line-skew="-0.861cm 0.71cm 0.466cm" svg:x1="13.123cm" svg:y1="8.682cm" svg:x2="12.43cm" svg:y2="9.087cm" draw:start-shape="id36" draw:start-glue-point="8" draw:end-shape="id50" draw:end-glue-point="4" svg:d="M13123 8682c0 222-535 148-535 259s-158 94-158 146" svg:viewBox="0 0 694 406">
          <text:p/>
        </draw:connector>
        <draw:connector draw:style-name="gr15" draw:text-style-name="P1" draw:layer="layout" draw:type="curve" svg:x1="11.271cm" svg:y1="7.728cm" svg:x2="12.062cm" svg:y2="9.179cm" draw:start-shape="id51" draw:start-glue-point="1" draw:end-shape="id52" draw:end-glue-point="6" svg:d="M11271 7728c594 0 199 1451 791 1451" svg:viewBox="0 0 792 1452">
          <text:p/>
        </draw:connector>
        <draw:custom-shape draw:style-name="gr7" draw:text-style-name="P2" xml:id="id54" draw:id="id54" draw:layer="layout" svg:width="0.508cm" svg:height="0.508cm" svg:x="12.762cm" svg:y="6.5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8§display§\mathbf{F}§svg§600§FALSE§</svg:desc>
          <draw:path draw:style-name="gr6" draw:text-style-name="P5" draw:layer="layout" svg:width="0.253cm" svg:height="0.278cm" svg:x="12.872cm" svg:y="6.726cm" svg:viewBox="0 0 254 279" svg:d="M242 0h-242v20h44v239h-44v20c15-2 55-2 73-2 20 0 63 0 81 2v-20h-54v-110h20c39 0 42 17 42 48h19v-115h-19c0 29-3 47-42 47h-20v-109h56c64 0 74 31 80 78h18z">
            <text:p/>
          </draw:path>
        </draw:g>
        <draw:connector draw:style-name="gr8" draw:text-style-name="P1" xml:id="id53" draw:id="id53" draw:layer="layout" draw:type="curve" svg:x1="11.271cm" svg:y1="7.728cm" svg:x2="11.271cm" svg:y2="7.728cm" draw:start-shape="id51" draw:start-glue-point="1" draw:end-shape="id51" draw:end-glue-point="1" svg:d="M11271 7728z" svg:viewBox="0 0 1 1">
          <text:p/>
        </draw:connector>
        <draw:connector draw:style-name="gr10" draw:text-style-name="P1" draw:layer="layout" draw:type="curve" svg:x1="11.271cm" svg:y1="7.728cm" svg:x2="12.762cm" svg:y2="6.827cm" draw:start-shape="id53" draw:start-glue-point="0" draw:end-shape="id54" draw:end-glue-point="3" svg:d="M11271 7728c1119 0 374-901 1491-901" svg:viewBox="0 0 1492 902">
          <text:p/>
        </draw:connector>
        <draw:connector draw:style-name="gr10" draw:text-style-name="P1" draw:layer="layout" draw:type="line" svg:x1="13.27cm" svg:y1="6.827cm" svg:x2="13.987cm" svg:y2="6.82cm" draw:start-shape="id54" draw:start-glue-point="1" draw:end-shape="id55" draw:end-glue-point="6" svg:d="M13270 6827l717-7" svg:viewBox="0 0 718 8">
          <text:p/>
        </draw:connector>
        <draw:g xml:id="id56" draw:id="id56">
          <svg:title>TexMaths</svg:title>
          <svg:desc>28§display§\{§svg§600§FALSE§</svg:desc>
          <draw:path draw:style-name="gr6" draw:text-style-name="P5" draw:layer="layout" svg:width="0.352cm" svg:height="1.373cm" draw:transform="rotate (-3.14159265358979) translate (14.459192642536cm 9.87298664957211cm)" svg:viewBox="0 0 353 1374" svg:d="M209 184c0-56 27-143 135-153 5-3 9-9 9-15 0-16-9-16-18-16-101 0-191 69-191 172v312c0 56 0 100-41 144-33 40-72 43-94 43-5 4-9 10-9 16 0 16 7 16 16 16 65 6 112 56 123 121 5 16 5 19 5 69v272c0 56 0 103 47 153 38 40 104 56 144 56 9 0 18 0 18-16 0-12-7-12-16-12-63-6-112-50-123-122-5-12-5-16-5-62v-291c0-62-7-87-38-131-23-28-52-41-79-53 81-31 117-94 117-175z">
            <text:p/>
          </draw:path>
        </draw:g>
        <draw:custom-shape draw:style-name="gr7" draw:text-style-name="P2" xml:id="id57" draw:id="id57" draw:layer="layout" svg:width="0.508cm" svg:height="0.508cm" svg:x="14.749cm" svg:y="8.2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8§display§-§svg§600§FALSE§</svg:desc>
          <draw:path draw:style-name="gr6" draw:text-style-name="P5" draw:layer="layout" svg:width="0.202cm" svg:height="0.041cm" svg:x="14.89cm" svg:y="8.522cm" svg:viewBox="0 0 203 42" svg:d="M192 42c5 0 11 0 11-22 0-20-6-20-11-20h-181c-5 0-11 0-11 20 0 22 6 22 11 22z">
            <text:p/>
          </draw:path>
        </draw:g>
        <draw:connector draw:style-name="gr10" draw:text-style-name="P1" draw:layer="layout" draw:type="curve" svg:x1="14.459cm" svg:y1="9.186cm" svg:x2="15.003cm" svg:y2="8.781cm" draw:start-shape="id56" draw:start-glue-point="1" draw:end-shape="id57" draw:end-glue-point="2" svg:d="M14459 9186c363 0 544-135 544-405" svg:viewBox="0 0 545 406">
          <text:p/>
        </draw:connector>
        <draw:connector draw:style-name="gr10" draw:text-style-name="P1" draw:layer="layout" draw:type="curve" draw:line-skew="-0.325cm" svg:x1="16.019cm" svg:y1="6.82cm" svg:x2="15.257cm" svg:y2="8.527cm" draw:start-shape="id55" draw:start-glue-point="10" draw:end-shape="id57" draw:end-glue-point="1" svg:d="M16019 6820c265 0 646 1707-762 1707" svg:viewBox="0 0 1018 1708">
          <text:p/>
        </draw:connector>
        <draw:connector draw:style-name="gr10" draw:text-style-name="P1" draw:layer="layout" draw:type="line" svg:x1="15.003cm" svg:y1="8.273cm" svg:x2="15.003cm" svg:y2="7.836cm" draw:start-shape="id57" draw:start-glue-point="0" draw:end-shape="id55" svg:d="M15003 8273v-437" svg:viewBox="0 0 1 438">
          <text:p/>
        </draw:connector>
        <draw:g>
          <svg:title>TexMaths</svg:title>
          <svg:desc>28§display§\mathbf{x}§svg§600§FALSE§</svg:desc>
          <draw:path draw:style-name="gr6" draw:text-style-name="P5" draw:layer="layout" svg:width="0.101cm" svg:height="0.075cm" svg:x="14.527cm" svg:y="9.075cm" svg:viewBox="0 0 102 76" svg:d="M59 34l21-22c2-3 3-4 19-4v-8c-7 0-16 0-17 0-5 0-14 0-19 0v8c3 0 5 1 7 2 0 0 0 1-1 2l-16 16-18-20h8v-8c-5 0-16 0-22 0s-14 0-20 0v8h13l28 32-23 25c-4 3-10 3-19 3v8c6 0 16 0 17 0 4 0 15 0 18 0v-8c-3 0-6-1-6-2l1-2 18-18 19 22h-7v8c5 0 16 0 22 0s14 0 20 0v-8h-13z">
            <text:p/>
          </draw:path>
        </draw:g>
        <draw:g>
          <svg:title>TexMaths</svg:title>
          <svg:desc>28§display§\tilde{\mathbf{x}}=\mathbf{Dr}§svg§600§FALSE§</svg:desc>
          <draw:path draw:style-name="gr6" draw:text-style-name="P5" draw:layer="layout" svg:width="0.046cm" svg:height="0.013cm" svg:x="15.431cm" svg:y="8.557cm" svg:viewBox="0 0 47 14" svg:d="M47 2l-2-2c0 0-6 7-12 7-3 0-6-2-9-4-4-2-6-3-9-3-5 0-8 3-15 12l2 2c0 0 6-7 12-7 3 0 7 2 9 4 4 2 7 3 9 3 5 0 8-3 15-12z">
            <text:p/>
          </draw:path>
          <draw:path draw:style-name="gr6" draw:text-style-name="P5" draw:layer="layout" svg:width="0.079cm" svg:height="0.065cm" svg:x="15.415cm" svg:y="8.592cm" svg:viewBox="0 0 80 66" svg:d="M46 29l17-19c1-2 2-3 14-3v-7c-5 0-13 0-13 0-4 0-11 0-15 0v7c2 0 4 0 6 1-1 1-1 1-1 2l-12 14-14-17h5v-7c-3 0-12 0-17 0-4 0-11 0-15 0v7h10l22 27-19 22c-2 3-7 3-14 3v7c5 0 12 0 13 0 4 0 12 0 15 0v-7c-3 0-6-1-6-2l1-1 14-16 16 19h-6v7c4 0 12 0 17 0s11 0 16 0v-7h-10z">
            <text:p/>
          </draw:path>
          <draw:path draw:style-name="gr6" draw:text-style-name="P5" draw:layer="layout" svg:width="0.093cm" svg:height="0.034cm" svg:x="15.544cm" svg:y="8.603cm" svg:viewBox="0 0 94 35" svg:d="M89 6c2 0 5 0 5-3s-3-3-5-3h-84c-2 0-5 0-5 3s3 3 5 3zM89 35c2 0 5 0 5-3s-3-3-5-3h-84c-2 0-5 0-5 3s3 3 5 3z">
            <text:p/>
          </draw:path>
          <draw:path draw:style-name="gr6" draw:text-style-name="P5" draw:layer="layout" svg:width="0.109cm" svg:height="0.101cm" svg:x="15.691cm" svg:y="8.556cm" svg:viewBox="0 0 110 102" svg:d="M15 7v88h-15v7h61c28 0 49-19 49-50 0-33-21-52-49-52h-61v7zM35 95v-88h20c9 0 21 3 28 13 5 8 6 18 6 32 0 16-1 24-6 30-7 11-19 13-28 13z">
            <text:p/>
          </draw:path>
          <draw:path draw:style-name="gr6" draw:text-style-name="P5" draw:layer="layout" svg:width="0.056cm" svg:height="0.066cm" svg:x="15.814cm" svg:y="8.591cm" svg:viewBox="0 0 57 67" svg:d="M23 17v-17l-23 1v7c9 0 10 0 10 6v46h-10v7c5 0 11-1 18-1 5 0 14 0 20 1v-7h-13v-26c0-10 4-29 18-29 0 0-3 3-3 7 0 6 5 9 9 9s8-3 8-9c0-8-7-12-15-12-10 0-15 7-19 17z">
            <text:p/>
          </draw:path>
        </draw:g>
        <draw:g>
          <svg:title>TexMaths</svg:title>
          <svg:desc>28§display§\mathbf{e}§svg§600§FALSE§</svg:desc>
          <draw:path draw:style-name="gr6" draw:text-style-name="P5" draw:layer="layout" svg:width="0.101cm" svg:height="0.101cm" svg:x="15.053cm" svg:y="8.014cm" svg:viewBox="0 0 102 102" svg:d="M95 52c5 0 7 0 7-6 0-7-1-23-12-34-8-8-20-12-35-12-36 0-55 23-55 51 0 29 22 51 58 51 35 0 44-24 44-28s-4-4-5-4c-4 0-4 2-6 5-4 11-17 18-31 18-32 0-31-30-31-41zM29 45c0-9 0-18 5-25 6-9 14-12 21-12 26 0 26 29 26 37z">
            <text:p/>
          </draw:path>
        </draw:g>
        <draw:g>
          <svg:title>TexMaths</svg:title>
          <svg:desc>28§display§N§svg§600§FALSE§</svg:desc>
          <draw:path draw:style-name="gr6" draw:text-style-name="P5" draw:layer="layout" svg:width="0.304cm" svg:height="0.253cm" svg:x="14.855cm" svg:y="4.868cm" svg:viewBox="0 0 305 254" svg:d="M260 39c3-15 10-26 38-27 3 0 7-1 7-8 0-1 0-4-5-4-11 0-25 1-36 1-12 0-26-1-37-1-3 0-7 0-7 8 0 4 4 4 7 4 20 0 25 7 25 16 0 1-1 7-2 7l-40 166-80-194c-3-7-3-7-12-7h-48c-8 0-11 0-11 8 0 4 3 4 10 4 2 0 25 0 25 3l-49 199c-3 16-10 27-39 28-2 0-6 1-6 8 0 2 2 4 5 4 11 0 24-1 36-1s26 1 37 1c2 0 7 0 7-8 0-3-4-4-8-4-20 0-24-8-24-16 0-2 1-4 2-8l48-197c1 3 1 3 3 7l90 219c3 6 4 7 7 7 4 0 4-1 6-8z">
            <text:p/>
          </draw:path>
        </draw:g>
        <draw:custom-shape draw:style-name="gr7" draw:text-style-name="P2" draw:layer="layout" svg:width="0.508cm" svg:height="0.508cm" svg:x="11.553cm" svg:y="12.2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8§display§\mathbf{F}§svg§600§FALSE§</svg:desc>
          <draw:path draw:style-name="gr6" draw:text-style-name="P5" draw:layer="layout" svg:width="0.253cm" svg:height="0.278cm" svg:x="11.663cm" svg:y="12.426cm" svg:viewBox="0 0 254 279" svg:d="M242 0h-242v20h44v239h-44v20c15-2 55-2 73-2 20 0 63 0 81 2v-20h-54v-110h20c39 0 42 17 42 48h19v-115h-19c0 29-3 47-42 47h-20v-109h56c64 0 74 31 80 78h18z">
            <text:p/>
          </draw:path>
        </draw:g>
        <draw:custom-shape draw:style-name="gr2" draw:text-style-name="P2" draw:layer="layout" svg:width="2.032cm" svg:height="2.032cm" svg:x="12.451cm" svg:y="11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2.077cm" svg:y1="12.527cm" svg:x2="12.453cm" svg:y2="12.527cm">
          <text:p/>
        </draw:line>
        <draw:custom-shape draw:style-name="gr3" draw:text-style-name="P3" xml:id="id70" draw:id="id70" draw:layer="layout" svg:width="0.102cm" svg:height="0.102cm" svg:x="12.859cm" svg:y="11.9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1" draw:id="id71" draw:layer="layout" svg:width="0.102cm" svg:height="0.102cm" svg:x="13.26cm" svg:y="12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9" draw:id="id59" draw:layer="layout" svg:width="0.102cm" svg:height="0.102cm" svg:x="13.461cm" svg:y="11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0" draw:id="id60" draw:layer="layout" svg:width="0.102cm" svg:height="0.102cm" svg:x="13.762cm" svg:y="12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6" draw:id="id66" draw:layer="layout" svg:width="0.102cm" svg:height="0.102cm" svg:x="13.663cm" svg:y="12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4" draw:id="id64" draw:layer="layout" svg:width="0.102cm" svg:height="0.102cm" svg:x="14.064cm" svg:y="12.3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5" draw:id="id65" draw:layer="layout" svg:width="0.102cm" svg:height="0.102cm" svg:x="13.466cm" svg:y="12.8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7" draw:id="id67" draw:layer="layout" svg:width="0.102cm" svg:height="0.102cm" svg:x="13.167cm" svg:y="12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1" draw:id="id61" draw:layer="layout" svg:width="0.102cm" svg:height="0.102cm" svg:x="12.768cm" svg:y="12.3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9" draw:id="id69" draw:layer="layout" svg:width="0.102cm" svg:height="0.102cm" svg:x="12.769cm" svg:y="12.7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8" draw:id="id68" draw:layer="layout" svg:width="0.102cm" svg:height="0.102cm" svg:x="13.07cm" svg:y="13.0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2" draw:id="id72" draw:layer="layout" svg:width="0.102cm" svg:height="0.102cm" svg:x="13.471cm" svg:y="13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3" draw:id="id73" draw:layer="layout" svg:width="0.102cm" svg:height="0.102cm" svg:x="13.872cm" svg:y="13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2" draw:id="id62" draw:layer="layout" svg:width="0.102cm" svg:height="0.102cm" svg:x="14.073cm" svg:y="11.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3" draw:id="id63" draw:layer="layout" svg:width="0.102cm" svg:height="0.102cm" svg:x="13.774cm" svg:y="11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8" draw:id="id58" draw:layer="layout" svg:width="0.102cm" svg:height="0.102cm" svg:x="13.175cm" svg:y="11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3.226cm" svg:y1="11.694cm" svg:x2="13.461cm" svg:y2="11.929cm" draw:start-shape="id58" draw:start-glue-point="8" draw:end-shape="id59" draw:end-glue-point="6" svg:d="M13226 11694c0 157 78 235 235 235" svg:viewBox="0 0 236 236">
          <text:p/>
        </draw:connector>
        <draw:connector draw:style-name="gr11" draw:text-style-name="P1" draw:layer="layout" draw:type="curve" svg:x1="13.813cm" svg:y1="12.181cm" svg:x2="12.87cm" svg:y2="12.436cm" draw:start-shape="id60" draw:start-glue-point="8" draw:end-shape="id61" draw:end-glue-point="10" svg:d="M13813 12181c0 170-314 255-943 255" svg:viewBox="0 0 944 256">
          <text:p/>
        </draw:connector>
        <draw:connector draw:style-name="gr11" draw:text-style-name="P1" draw:layer="layout" draw:type="curve" svg:x1="14.124cm" svg:y1="11.99cm" svg:x2="13.876cm" svg:y2="11.742cm" draw:start-shape="id62" draw:start-glue-point="4" draw:end-shape="id63" draw:end-glue-point="10" svg:d="M14124 11990c0-166-82-248-248-248" svg:viewBox="0 0 249 249">
          <text:p/>
        </draw:connector>
        <draw:connector draw:style-name="gr11" draw:text-style-name="P1" draw:layer="layout" draw:type="curve" svg:x1="14.115cm" svg:y1="12.483cm" svg:x2="13.568cm" svg:y2="12.934cm" draw:start-shape="id64" draw:start-glue-point="8" draw:end-shape="id65" draw:end-glue-point="10" svg:d="M14115 12483c0 301-182 451-547 451" svg:viewBox="0 0 548 452">
          <text:p/>
        </draw:connector>
        <draw:connector draw:style-name="gr12" draw:text-style-name="P1" draw:layer="layout" draw:type="curve" svg:x1="13.663cm" svg:y1="12.531cm" svg:x2="13.218cm" svg:y2="12.684cm" draw:start-shape="id66" draw:start-glue-point="6" draw:end-shape="id67" draw:end-glue-point="4" svg:d="M13663 12531c-297 0-445 51-445 153" svg:viewBox="0 0 446 154">
          <text:p/>
        </draw:connector>
        <draw:connector draw:style-name="gr11" draw:text-style-name="P1" draw:layer="layout" draw:type="curve" svg:x1="13.121cm" svg:y1="13.087cm" svg:x2="12.871cm" svg:y2="12.837cm" draw:start-shape="id68" draw:start-glue-point="4" draw:end-shape="id69" draw:end-glue-point="10" svg:d="M13121 13087c0-167-83-250-250-250" svg:viewBox="0 0 251 251">
          <text:p/>
        </draw:connector>
        <draw:connector draw:style-name="gr12" draw:text-style-name="P1" draw:layer="layout" draw:type="curve" draw:line-skew="0.354cm" svg:x1="12.769cm" svg:y1="12.837cm" svg:x2="12.859cm" svg:y2="12.027cm" draw:start-shape="id69" draw:start-glue-point="6" draw:end-shape="id70" draw:end-glue-point="6" svg:d="M12769 12837c-220 0-265-810 90-810" svg:viewBox="0 0 262 811">
          <text:p/>
        </draw:connector>
        <draw:connector draw:style-name="gr11" draw:text-style-name="P1" draw:layer="layout" draw:type="curve" svg:x1="13.765cm" svg:y1="12.531cm" svg:x2="14.073cm" svg:y2="12.041cm" draw:start-shape="id66" draw:start-glue-point="10" draw:end-shape="id62" draw:end-glue-point="6" svg:d="M13765 12531c232 0 79-490 308-490" svg:viewBox="0 0 309 491">
          <text:p/>
        </draw:connector>
        <draw:connector draw:style-name="gr12" draw:text-style-name="P1" draw:layer="layout" draw:type="curve" svg:x1="13.512cm" svg:y1="11.98cm" svg:x2="13.362cm" svg:y2="12.328cm" draw:start-shape="id59" draw:start-glue-point="8" draw:end-shape="id71" draw:end-glue-point="10" svg:d="M13512 11980c0 232-50 348-150 348" svg:viewBox="0 0 151 349">
          <text:p/>
        </draw:connector>
        <draw:connector draw:style-name="gr11" draw:text-style-name="P1" draw:layer="layout" draw:type="curve" svg:x1="12.91cm" svg:y1="11.976cm" svg:x2="13.175cm" svg:y2="11.643cm" draw:start-shape="id70" draw:start-glue-point="4" draw:end-shape="id58" draw:end-glue-point="6" svg:d="M12910 11976c0-222 88-333 265-333" svg:viewBox="0 0 266 334">
          <text:p/>
        </draw:connector>
        <draw:connector draw:style-name="gr12" draw:text-style-name="P1" draw:layer="layout" draw:type="curve" draw:line-skew="0.357cm" svg:x1="13.774cm" svg:y1="11.742cm" svg:x2="13.762cm" svg:y2="12.13cm" draw:start-shape="id63" draw:start-glue-point="6" draw:end-shape="id60" draw:end-glue-point="6" svg:d="M13774 11742c-234 0-228 388-12 388" svg:viewBox="0 0 176 389">
          <text:p/>
        </draw:connector>
        <draw:connector draw:style-name="gr11" draw:text-style-name="P1" draw:layer="layout" draw:type="curve" svg:x1="13.471cm" svg:y1="13.339cm" svg:x2="13.218cm" svg:y2="12.786cm" draw:start-shape="id72" draw:start-glue-point="6" draw:end-shape="id67" draw:end-glue-point="8" svg:d="M13471 13339c-169 0-253-184-253-553" svg:viewBox="0 0 254 554">
          <text:p/>
        </draw:connector>
        <draw:connector draw:style-name="gr12" draw:text-style-name="P1" draw:layer="layout" draw:type="curve" draw:line-skew="-0.332cm" svg:x1="13.974cm" svg:y1="13.14cm" svg:x2="14.166cm" svg:y2="12.432cm" draw:start-shape="id73" draw:start-glue-point="10" draw:end-shape="id64" draw:end-glue-point="10" svg:d="M13974 13140c543 0 447-708 192-708" svg:viewBox="0 0 397 709">
          <text:p/>
        </draw:connector>
        <draw:custom-shape draw:style-name="gr7" draw:text-style-name="P2" draw:layer="layout" svg:width="0.508cm" svg:height="0.508cm" svg:x="14.753cm" svg:y="12.2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508cm" svg:height="0.508cm" svg:x="15.553cm" svg:y="12.2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8§display§\hat{\mathbf{D}}§svg§600§FALSE§</svg:desc>
          <draw:polygon draw:style-name="gr6" draw:text-style-name="P5" draw:layer="layout" svg:width="0.104cm" svg:height="0.062cm" svg:x="15.756cm" svg:y="12.324cm" svg:viewBox="0 0 105 63" draw:points="52,0 0,56 7,63 52,21 98,63 105,56">
            <text:p/>
          </draw:polygon>
          <draw:path draw:style-name="gr6" draw:text-style-name="P5" draw:layer="layout" svg:width="0.304cm" svg:height="0.274cm" svg:x="15.651cm" svg:y="12.43cm" svg:viewBox="0 0 305 275" svg:d="M43 19v238h-43v18h169c77 0 136-49 136-135 0-88-59-140-137-140h-168v19zM96 257v-238h57c26 0 58 7 77 36 14 20 17 47 17 84 0 44-4 66-17 84-19 28-53 34-77 34z">
            <text:p/>
          </draw:path>
        </draw:g>
        <draw:g>
          <svg:title>TexMaths</svg:title>
          <svg:desc>28§display§\mathbf{D}§svg§600§FALSE§</svg:desc>
          <draw:path draw:style-name="gr6" draw:text-style-name="P5" draw:layer="layout" svg:width="0.304cm" svg:height="0.278cm" svg:x="14.864cm" svg:y="12.426cm" svg:viewBox="0 0 305 279" svg:d="M43 19v242h-43v18h169c78 0 136-50 136-137 0-89-58-142-137-142h-168v19zM96 261v-242h57c26 0 58 8 77 36 14 21 17 48 17 86 0 45-4 67-17 85-19 28-53 35-77 35z">
            <text:p/>
          </draw:path>
        </draw:g>
        <draw:line draw:style-name="gr10" draw:text-style-name="P1" draw:layer="layout" svg:x1="14.477cm" svg:y1="12.527cm" svg:x2="14.753cm" svg:y2="12.527cm">
          <text:p/>
        </draw:line>
        <draw:line draw:style-name="gr10" draw:text-style-name="P1" draw:layer="layout" svg:x1="15.277cm" svg:y1="12.527cm" svg:x2="15.553cm" svg:y2="12.527cm">
          <text:p/>
        </draw:line>
        <draw:line draw:style-name="gr10" draw:text-style-name="P1" draw:layer="layout" svg:x1="16.077cm" svg:y1="12.527cm" svg:x2="16.443cm" svg:y2="12.527cm">
          <text:p/>
        </draw:line>
        <draw:g>
          <svg:title>TexMaths</svg:title>
          <svg:desc>28§display§\hat{\mathbf{y}}§svg§600§FALSE§</svg:desc>
          <draw:polygon draw:style-name="gr6" draw:text-style-name="P5" draw:layer="layout" svg:width="0.065cm" svg:height="0.038cm" svg:x="16.224cm" svg:y="12.279cm" svg:viewBox="0 0 66 39" draw:points="33,0 0,34 4,39 33,13 62,39 66,34">
            <text:p/>
          </draw:polygon>
          <draw:path draw:style-name="gr6" draw:text-style-name="P5" draw:layer="layout" svg:width="0.137cm" svg:height="0.158cm" svg:x="16.186cm" svg:y="12.344cm" svg:viewBox="0 0 138 159" svg:d="M120 17c2-4 2-5 18-5v-12c-6 1-13 1-20 1-6 0-17-1-22-1v12c0 0 12 0 12 3l-1 2-29 61-31-66h13v-12c-8 1-31 1-31 1-7 0-18-1-28-1v12h16l46 98-6 12c-5 11-13 28-31 28-3 0-4 0-5-1 2-1 8-5 8-13s-7-14-15-14c-7 0-14 5-14 14 0 13 12 23 26 23 19 0 34-15 41-30z">
            <text:p/>
          </draw:path>
        </draw:g>
        <draw:g>
          <svg:title>TexMaths</svg:title>
          <svg:desc>28§display§\{§svg§600§FALSE§</svg:desc>
          <draw:path draw:style-name="gr6" draw:text-style-name="P5" draw:layer="layout" svg:width="0.352cm" svg:height="1.373cm" draw:transform="rotate (-1.5707963267949) translate (14.1589866495721cm 11.107807357464cm)" svg:viewBox="0 0 353 1374" svg:d="M209 184c0-56 27-143 135-153 5-3 9-9 9-15 0-16-9-16-18-16-101 0-191 69-191 172v312c0 56 0 100-41 144-33 40-72 43-94 43-5 4-9 10-9 16 0 16 7 16 16 16 65 6 112 56 123 121 5 16 5 19 5 69v272c0 56 0 103 47 153 38 40 104 56 144 56 9 0 18 0 18-16 0-12-7-12-16-12-63-6-112-50-123-122-5-12-5-16-5-62v-291c0-62-7-87-38-131-23-28-52-41-79-53 81-31 117-94 117-175z">
            <text:p/>
          </draw:path>
        </draw:g>
        <draw:g>
          <svg:title>TexMaths</svg:title>
          <svg:desc>28§display§N§svg§600§FALSE§</svg:desc>
          <draw:path draw:style-name="gr6" draw:text-style-name="P5" draw:layer="layout" svg:width="0.304cm" svg:height="0.253cm" svg:x="13.319cm" svg:y="10.826cm" svg:viewBox="0 0 305 254" svg:d="M260 39c3-15 10-26 38-27 3 0 7-1 7-8 0-1 0-4-5-4-11 0-25 1-36 1-12 0-26-1-37-1-3 0-7 0-7 8 0 4 4 4 7 4 20 0 25 7 25 16 0 1-1 7-2 7l-40 166-80-194c-3-7-3-7-12-7h-48c-8 0-11 0-11 8 0 4 3 4 10 4 2 0 25 0 25 3l-49 199c-3 16-10 27-39 28-2 0-6 1-6 8 0 2 2 4 5 4 11 0 24-1 36-1s26 1 37 1c2 0 7 0 7-8 0-3-4-4-8-4-20 0-24-8-24-16 0-2 1-4 2-8l48-197c1 3 1 3 3 7l90 219c3 6 4 7 7 7 4 0 4-1 6-8z">
            <text:p/>
          </draw:path>
        </draw:g>
        <draw:line draw:style-name="gr10" draw:text-style-name="P1" draw:layer="layout" svg:x1="11.277cm" svg:y1="12.543cm" svg:x2="11.553cm" svg:y2="12.543cm">
          <text:p/>
        </draw:line>
        <draw:g>
          <svg:title>TexMaths</svg:title>
          <svg:desc>28§display§\definecolor{dgreen}{RGB}{87,152,53}
\color{dgreen}{\mathbf{\Omega^s}}\color{black}{,}\color{red}{\mathbf{\Omega^f}}§svg§600§FALSE§</svg:desc>
          <draw:path draw:style-name="gr13" draw:text-style-name="P7" draw:layer="layout" svg:width="0.191cm" svg:height="0.182cm" svg:x="13.579cm" svg:y="5.859cm" svg:viewBox="0 0 192 183" svg:d="M192 131h-13c-1 3-2 15-4 20-2 3-3 6-19 6h-19c6-12 13-21 22-32 14-19 29-38 29-62 0-28-24-63-93-63-68 0-91 35-91 63 0 24 15 43 29 61 9 12 16 21 21 33h-19c-15 0-16-3-18-6-1-5-4-18-4-20h-13l10 52h50c6 0 9 0 9-7 0-18-9-42-12-54-7-20-13-40-13-59 0-10 1-29 14-41 13-11 30-12 37-12 14 0 29 3 39 13 8 7 14 19 14 40 0 19-6 37-13 56-4 16-12 39-12 57 0 7 3 7 8 7h51z">
            <text:p/>
          </draw:path>
          <draw:path draw:style-name="gr13" draw:text-style-name="P7" draw:layer="layout" svg:width="0.076cm" svg:height="0.084cm" svg:x="13.792cm" svg:y="5.85cm" svg:viewBox="0 0 77 85" svg:d="M71 6c0-4 0-6-4-6-1 0-2 0-5 1-1 1-3 2-4 2l-1-1c-7-2-15-2-19-2-5 0-17 0-26 5-11 6-12 15-12 20 0 20 24 23 38 26 11 1 24 3 24 13 0 12-18 12-23 12-17 0-23-7-27-17-1-3-1-4-6-4s-6 1-6 6v18c0 3 0 6 4 6 2 0 3 0 6-3 1 0 4-2 6-3 9 6 19 6 23 6 6 0 38 0 38-28 0-8-4-14-8-18-9-7-17-8-33-10-10-2-21-4-21-11 0-10 18-10 23-10 20 0 21 8 22 12 0 4 1 4 5 4 5 0 6 0 6-5z">
            <text:p/>
          </draw:path>
          <draw:path draw:style-name="gr6" draw:text-style-name="P5" draw:layer="layout" svg:width="0.03cm" svg:height="0.078cm" svg:x="13.913cm" svg:y="6.014cm" svg:viewBox="0 0 31 79" svg:d="M31 27c0-17-7-27-17-27-9 0-14 7-14 14s5 14 14 14c3 0 7-1 9-4 1 0 1 0 2 0 0 0 1 0 1 3 0 20-10 36-19 45-3 3-3 3-3 4 0 2 1 3 3 3 3 0 24-20 24-52z">
            <text:p/>
          </draw:path>
          <draw:path draw:style-name="gr14" draw:text-style-name="P8" draw:layer="layout" svg:width="0.191cm" svg:height="0.182cm" svg:x="13.977cm" svg:y="5.859cm" svg:viewBox="0 0 192 183" svg:d="M192 131h-13c-1 3-2 15-4 20-2 3-3 6-19 6h-19c6-12 13-21 22-32 14-19 29-38 29-62 0-28-24-63-93-63-68 0-91 35-91 63 0 24 15 43 29 61 9 12 16 21 21 33h-19c-15 0-16-3-18-6-1-5-4-18-4-20h-13l10 52h50c6 0 9 0 9-7 0-18-9-42-12-54-7-20-13-40-13-59 0-10 1-29 14-41 13-11 30-12 37-12 14 0 29 3 39 13 8 7 14 19 14 40 0 19-6 37-13 56-4 16-12 39-12 57 0 7 3 7 8 7h51z">
            <text:p/>
          </draw:path>
          <draw:path draw:style-name="gr14" draw:text-style-name="P8" draw:layer="layout" svg:width="0.08cm" svg:height="0.128cm" svg:x="14.191cm" svg:y="5.805cm" svg:viewBox="0 0 81 129" svg:d="M38 57h23v-10h-25v-17c0-3 0-22 21-22 1 0 1 1 1 1v1c-1 1-2 4-2 7 0 9 7 13 13 13s12-4 12-13c0-8-8-17-23-17-22 0-42 9-42 29v18h-16v10h16v62h-13v10c1 0 15-1 24-1 7 0 25 1 26 1v-10h-15z">
            <text:p/>
          </draw:path>
        </draw:g>
        <draw:line draw:style-name="gr10" draw:text-style-name="P1" draw:layer="layout" svg:x1="11.37cm" svg:y1="3.643cm" svg:x2="11.646cm" svg:y2="3.643cm">
          <text:p/>
        </draw:line>
        <draw:line draw:style-name="gr10" draw:text-style-name="P1" draw:layer="layout" svg:x1="13.863cm" svg:y1="3.643cm" svg:x2="14.139cm" svg:y2="3.643cm">
          <text:p/>
        </draw:line>
        <draw:line draw:style-name="gr10" draw:text-style-name="P1" draw:layer="layout" svg:x1="14.856cm" svg:y1="3.643cm" svg:x2="15.132cm" svg:y2="3.643cm">
          <text:p/>
        </draw:line>
        <presentation:notes draw:style-name="dp2">
          <draw:page-thumbnail draw:style-name="gr16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6T12:40:52.699708656</meta:creation-date>
    <dc:date>2020-08-15T13:51:18.204103070</dc:date>
    <meta:editing-duration>PT54M44S</meta:editing-duration>
    <meta:editing-cycles>9</meta:editing-cycles>
    <meta:generator>LibreOffice/6.0.7.3$Linux_X86_64 LibreOffice_project/00m0$Build-3</meta:generator>
    <meta:document-statistic meta:object-count="263"/>
  </office:meta>
</office:document-meta>
</file>